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4d78" officeooo:paragraph-rsid="00184d78"/>
    </style:style>
    <style:style style:name="P2" style:family="paragraph" style:parent-style-name="Standard" style:list-style-name="L1">
      <style:text-properties officeooo:rsid="00184d78" officeooo:paragraph-rsid="001a31c1"/>
    </style:style>
    <style:style style:name="P3" style:family="paragraph" style:parent-style-name="Standard" style:list-style-name="L1">
      <style:text-properties officeooo:rsid="0019a93d" officeooo:paragraph-rsid="0019a93d"/>
    </style:style>
    <style:style style:name="T1" style:family="text">
      <style:text-properties officeooo:rsid="0019a93d"/>
    </style:style>
    <style:style style:name="T2" style:family="text">
      <style:text-properties officeooo:rsid="001a31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09555183503509127" text:style-name="L1">
        <text:list-item>
          <text:p text:style-name="P1">Source: create logger, init libraries, create game, shutdown libraries</text:p>
          <text:list>
            <text:list-item>
              <text:p text:style-name="P1">Game- get input; maybe update screens, update engine, draw</text:p>
              <text:list>
                <text:list-item>
                  <text:p text:style-name="P1">Input Device</text:p>
                </text:list-item>
                <text:list-item>
                  <text:p text:style-name="P1">Graphics- turn my math into graphics</text:p>
                  <text:list>
                    <text:list-item>
                      <text:p text:style-name="P1">Window- the basic window and renderer; nothing else</text:p>
                    </text:list-item>
                    <text:list-item>
                      <text:p text:style-name="P1">Screens- handle the layout of my Entities on screen by reading from </text:p>
                    </text:list-item>
                    <text:list-item>
                      <text:p text:style-name="P1">TextureLibrary</text:p>
                    </text:list-item>
                  </text:list>
                </text:list-item>
                <text:list-item>
                  <text:p text:style-name="P1">EntityManager- update entities; add entities, delete entities.</text:p>
                  <text:list>
                    <text:list-item>
                      <text:p text:style-name="P2"><text:span text:style-name="T1">Event</text:span>Manager- handles interactions between Entities. Talks to EntityManager to add, delete</text:p>
                    </text:list-item>
                    <text:list-item>
                      <text:p text:style-name="P1">vector&lt;Entities&gt;</text:p>
                      <text:list>
                        <text:list-item>
                          <text:p text:style-name="P1">Entity- updates, talks to <text:span text:style-name="T2">Entity</text:span>Manager to make stuff happen:)</text:p>
                          <text:list>
                            <text:list-item>
                              <text:p text:style-name="P1">Position, angle</text:p>
                            </text:list-item>
                            <text:list-item>
                              <text:p text:style-name="P1">Behavio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Random Number Generator</text:p>
                </text:list-item>
                <text:list-item>
                  <text:p text:style-name="P3">b2World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7:16:00.583167000</meta:creation-date>
    <dc:date>2015-10-09T00:01:09.794279000</dc:date>
    <meta:editing-duration>PT2H2M7S</meta:editing-duration>
    <meta:editing-cycles>2</meta:editing-cycles>
    <meta:generator>LibreOffice/5.0.1.2$MacOSX_X86_64 LibreOffice_project/81898c9f5c0d43f3473ba111d7b351050be20261</meta:generator>
    <meta:document-statistic meta:table-count="0" meta:image-count="0" meta:object-count="0" meta:page-count="1" meta:paragraph-count="15" meta:word-count="97" meta:character-count="607" meta:non-whitespace-character-count="539"/>
  </office:meta>
</office:document-meta>
</file>